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ontserrat" svg:font-family="Montserrat, 'Helvetica Neue', sans-serif"/>
    <style:font-face style:name="Tahoma1" svg:font-family="Tahoma"/>
    <style:font-face style:name="inherit" svg:font-family="inherit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714cm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widows="1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161b20" style:font-name="Montserrat" fo:font-size="13.5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714cm" fo:widows="1" fo:text-indent="0cm" style:auto-text-indent="false" fo:background-color="#000000">
        <style:background-image/>
      </style:paragraph-properties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widows="1" fo:text-indent="0cm" style:auto-text-indent="false" fo:background-color="#000000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loext:contextual-spacing="false" fo:line-height="150%" fo:text-align="start" style:justify-single-word="false" fo:widows="1" fo:background-color="#000000" fo:padding="0cm" fo:border="none">
        <style:background-image/>
      </style:paragraph-properties>
    </style:style>
    <style:style style:name="T1" style:family="text">
      <style:text-properties fo:font-variant="normal" fo:text-transform="none" fo:color="#161b20" style:font-name="Montserrat" fo:font-size="13.5pt" fo:letter-spacing="normal" fo:font-style="normal" fo:font-weight="bold" fo:padding="0cm" fo:border="none"/>
    </style:style>
    <style:style style:name="T2" style:family="text">
      <style:text-properties fo:font-variant="normal" fo:text-transform="none" fo:color="#161b20" style:font-name="Montserrat" fo:font-size="13.5pt" fo:letter-spacing="normal" fo:font-style="normal" fo:font-weight="normal"/>
    </style:style>
    <style:style style:name="T3" style:family="text">
      <style:text-properties fo:font-variant="normal" fo:text-transform="none" fo:color="#161b20" fo:letter-spacing="normal"/>
    </style:style>
    <style:style style:name="T4" style:family="text">
      <style:text-properties fo:font-variant="normal" fo:text-transform="none" fo:color="#161b20" style:font-name="inherit" fo:font-size="13.5pt" fo:letter-spacing="normal" fo:font-style="normal" fo:font-weight="normal"/>
    </style:style>
    <style:style style:name="T5" style:family="text">
      <style:text-properties fo:font-variant="normal" fo:text-transform="none" fo:color="#c0392b" style:font-name="monospace" fo:letter-spacing="normal" fo:font-style="normal" fo:font-weight="normal" fo:padding-left="0.106cm" fo:padding-right="0.106cm" fo:padding-top="0.053cm" fo:padding-bottom="0.053cm" fo:border="0.06pt solid #e3e4e5"/>
    </style:style>
    <style:style style:name="T6" style:family="text">
      <style:text-properties fo:font-variant="normal" fo:text-transform="none" fo:color="#c0392b" style:font-name="monospace" fo:font-size="13.5pt" fo:letter-spacing="normal" fo:font-style="normal" fo:font-weight="normal" fo:background-color="#f0f1f1" loext:char-shading-value="0" fo:padding-left="0.106cm" fo:padding-right="0.106cm" fo:padding-top="0.053cm" fo:padding-bottom="0.053cm" fo:border="0.06pt solid #e3e4e5"/>
    </style:style>
    <style:style style:name="T7" style:family="text">
      <style:text-properties fo:font-variant="normal" fo:text-transform="none" fo:color="#c0392b" style:font-name="monospace" fo:font-size="13.5pt" fo:letter-spacing="normal" fo:font-style="italic" fo:font-weight="normal" fo:background-color="#f0f1f1" loext:char-shading-value="0" fo:padding-left="0.106cm" fo:padding-right="0.106cm" fo:padding-top="0.053cm" fo:padding-bottom="0.053cm" fo:border="0.06pt solid #e3e4e5"/>
    </style:style>
    <style:style style:name="T8" style:family="text">
      <style:text-properties fo:font-variant="normal" fo:text-transform="none" fo:color="#66d9ef" style:font-name="inherit" fo:font-size="13.5pt" fo:letter-spacing="normal" fo:font-style="normal" fo:font-weight="normal" fo:padding="0cm" fo:border="none"/>
    </style:style>
    <style:style style:name="T9" style:family="text">
      <style:text-properties fo:font-variant="normal" fo:text-transform="none" fo:color="#f8f8f2" style:font-name="Consolas" fo:font-size="13.5pt" fo:letter-spacing="normal" fo:font-style="normal" fo:font-weight="normal" fo:padding="0cm" fo:border="none"/>
    </style:style>
    <style:style style:name="T10" style:family="text">
      <style:text-properties fo:font-variant="normal" fo:text-transform="none" fo:color="#f8f8f2" style:font-name="inherit" fo:font-size="13.5pt" fo:letter-spacing="normal" fo:font-style="normal" fo:font-weight="normal" fo:padding="0cm" fo:border="none"/>
    </style:style>
    <style:style style:name="T11" style:family="text">
      <style:text-properties fo:font-variant="normal" fo:text-transform="none" fo:color="#f8f8f2" fo:letter-spacing="normal" fo:padding="0cm" fo:border="none"/>
    </style:style>
    <style:style style:name="T12" style:family="text">
      <style:text-properties fo:font-variant="normal" fo:text-transform="none" fo:color="#708090" style:font-name="inherit" fo:font-size="13.5pt" fo:letter-spacing="normal" fo:font-style="normal" fo:font-weight="normal" fo:padding="0cm" fo:border="none"/>
    </style:style>
    <style:style style:name="T13" style:family="text">
      <style:text-properties fo:font-variant="normal" fo:text-transform="none" fo:color="#708090" fo:letter-spacing="normal" fo:padding="0cm" fo:border="none"/>
    </style:style>
    <style:style style:name="T14" style:family="text">
      <style:text-properties fo:font-variant="normal" fo:text-transform="none" fo:color="#ae81ff" style:font-name="inherit" fo:font-size="13.5pt" fo:letter-spacing="normal" fo:font-style="normal" fo:font-weight="normal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Dica #2:</text:span></text:span><text:span text:style-name="T3"> </text:span><text:span text:style-name="T2">Você pode usar o método chamado </text:span><text:span text:style-name="Source_20_Text"><text:span text:style-name="T5">shouldComponentUpdate</text:span></text:span><text:span text:style-name="T3"> </text:span><text:span text:style-name="T2">para verificar se um componente deve ou não ser atualizado. O que você tem que fazer é passar uma expressão condicional como retorno do método, caso o retorno seja </text:span><text:span text:style-name="Source_20_Text"><text:span text:style-name="T5">true</text:span></text:span><text:span text:style-name="T3"> </text:span><text:span text:style-name="T2">o componente irá atualizar, caso contrário não.</text:span> </text:p>
      <text:p text:style-name="P1"/>
      <text:p text:style-name="P5"><text:span text:style-name="Source_20_Text"><text:span text:style-name="T8">var</text:span></text:span><text:span text:style-name="Source_20_Text"><text:span text:style-name="T9"> Item </text:span></text:span><text:span text:style-name="Source_20_Text"><text:span text:style-name="T10">=</text:span></text:span><text:span text:style-name="Source_20_Text"><text:span text:style-name="T9"> React</text:span></text:span><text:span text:style-name="Source_20_Text"><text:span text:style-name="T10">.createClass({</text:span></text:span></text:p>
      <text:p text:style-name="P6"><text:span text:style-name="Source_20_Text"><text:span text:style-name="T11"><text:s text:c="2"/></text:span></text:span><text:span text:style-name="Source_20_Text"><text:span text:style-name="T10">...</text:span></text:span></text:p>
      <text:p text:style-name="P6"><text:span text:style-name="Source_20_Text"><text:span text:style-name="T11"><text:s text:c="2"/></text:span></text:span><text:span text:style-name="Source_20_Text"><text:span text:style-name="T9">shouldComponentUpdate</text:span></text:span><text:span text:style-name="Source_20_Text"><text:span text:style-name="T10">: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10">(</text:span></text:span><text:span text:style-name="Source_20_Text"><text:span text:style-name="T9">nextProps</text:span></text:span><text:span text:style-name="Source_20_Text"><text:span text:style-name="T10">,</text:span></text:span><text:span text:style-name="Source_20_Text"><text:span text:style-name="T9"> nextState</text:span></text:span><text:span text:style-name="Source_20_Text"><text:span text:style-name="T10">)</text:span></text:span><text:span text:style-name="Source_20_Text"><text:span text:style-name="T9"> </text:span></text:span><text:span text:style-name="Source_20_Text"><text:span text:style-name="T10">{</text:span></text:span></text:p>
      <text:p text:style-name="P6"><text:span text:style-name="Source_20_Text"><text:span text:style-name="T11"><text:s text:c="3"/></text:span></text:span><text:span text:style-name="Source_20_Text"><text:span text:style-name="T13"><text:s/></text:span></text:span><text:span text:style-name="Source_20_Text"><text:span text:style-name="T12">// o componente não será atualizado se o valor</text:span></text:span></text:p>
      <text:p text:style-name="P6"><text:span text:style-name="Source_20_Text"><text:span text:style-name="T11"><text:s text:c="3"/></text:span></text:span><text:span text:style-name="Source_20_Text"><text:span text:style-name="T13"><text:s/></text:span></text:span><text:span text:style-name="Source_20_Text"><text:span text:style-name="T12">// de `nextState.someProp` for maior que 10</text:span></text:span></text:p>
      <text:p text:style-name="P6"><text:span text:style-name="Source_20_Text"><text:span text:style-name="T11"><text:s text:c="4"/></text:span></text:span><text:span text:style-name="Source_20_Text"><text:span text:style-name="T8">if</text:span></text:span><text:span text:style-name="Source_20_Text"><text:span text:style-name="T9"> </text:span></text:span><text:span text:style-name="Source_20_Text"><text:span text:style-name="T10">(</text:span></text:span><text:span text:style-name="Source_20_Text"><text:span text:style-name="T9">nextState</text:span></text:span><text:span text:style-name="Source_20_Text"><text:span text:style-name="T10">.</text:span></text:span><text:span text:style-name="Source_20_Text"><text:span text:style-name="T9">someProp </text:span></text:span><text:span text:style-name="Source_20_Text"><text:span text:style-name="T10">&gt;</text:span></text:span><text:span text:style-name="Source_20_Text"><text:span text:style-name="T9"> </text:span></text:span><text:span text:style-name="Source_20_Text"><text:span text:style-name="T14">10</text:span></text:span><text:span text:style-name="Source_20_Text"><text:span text:style-name="T10">)</text:span></text:span><text:span text:style-name="Source_20_Text"><text:span text:style-name="T9"> </text:span></text:span><text:span text:style-name="Source_20_Text"><text:span text:style-name="T10">{</text:span></text:span></text:p>
      <text:p text:style-name="P6"><text:span text:style-name="Source_20_Text"><text:span text:style-name="T11"><text:s text:c="6"/></text:span></text:span><text:span text:style-name="Source_20_Text"><text:span text:style-name="T8">return</text:span></text:span><text:span text:style-name="Source_20_Text"><text:span text:style-name="T9"> </text:span></text:span><text:span text:style-name="Source_20_Text"><text:span text:style-name="T14">false</text:span></text:span><text:span text:style-name="Source_20_Text"><text:span text:style-name="T10">;</text:span></text:span></text:p>
      <text:p text:style-name="P6"><text:span text:style-name="Source_20_Text"><text:span text:style-name="T11"><text:s text:c="4"/></text:span></text:span><text:span text:style-name="Source_20_Text"><text:span text:style-name="T10">}</text:span></text:span></text:p>
      <text:p text:style-name="P7"/>
      <text:p text:style-name="P6"><text:span text:style-name="Source_20_Text"><text:span text:style-name="T11"><text:s text:c="4"/></text:span></text:span><text:span text:style-name="Source_20_Text"><text:span text:style-name="T8">return</text:span></text:span><text:span text:style-name="Source_20_Text"><text:span text:style-name="T9"> </text:span></text:span><text:span text:style-name="Source_20_Text"><text:span text:style-name="T14">true</text:span></text:span><text:span text:style-name="Source_20_Text"><text:span text:style-name="T10">;</text:span></text:span></text:p>
      <text:p text:style-name="P6"><text:span text:style-name="Source_20_Text"><text:span text:style-name="T11"><text:s text:c="2"/></text:span></text:span><text:span text:style-name="Source_20_Text"><text:span text:style-name="T10">}</text:span></text:span></text:p>
      <text:p text:style-name="P6"><text:span text:style-name="Source_20_Text"><text:span text:style-name="T11"><text:s text:c="2"/></text:span></text:span><text:span text:style-name="Source_20_Text"><text:span text:style-name="T10">...</text:span></text:span></text:p>
      <text:p text:style-name="P6"><text:span text:style-name="Source_20_Text"><text:span text:style-name="T10">});</text:span></text:span></text:p>
      <text:p text:style-name="P2"><text:span text:style-name="T2">O Método </text:span><text:span text:style-name="Source_20_Text"><text:span text:style-name="T6">shouldComponentUpdate</text:span></text:span><text:span text:style-name="T2"> recebe por padrão dois argumentos, são eles:</text:span></text:p>
      <text:list xml:id="list5329381197267785174" text:style-name="L1">
        <text:list-item>
          <text:p text:style-name="P3"><text:span text:style-name="Emphasis"><text:span text:style-name="Source_20_Text"><text:span text:style-name="T7">nextProps</text:span></text:span></text:span><text:span text:style-name="T4">: Próximas propriedades recebidas</text:span></text:p>
        </text:list-item>
        <text:list-item>
          <text:p text:style-name="P3"><text:span text:style-name="Emphasis"><text:span text:style-name="Source_20_Text"><text:span text:style-name="T7">nextState</text:span></text:span></text:span><text:span text:style-name="T4">: Próximo estado recebido</text:span></text:p>
        </text:list-item>
      </text:list>
      <text:p text:style-name="P4">Fazendo esta verificação, você pode criar “validações” para o update de um componente. Seria como dar uma ordem: “Apenas atualize este componente, caso o estado X seja setado”. Com isso, você estará impedindo não só o próprio componente de ser atualizado, como todos os seus sub-componentes. Impedindo uma atualização desnecessária na Virtual DO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ontserrat" svg:font-family="Montserrat, 'Helvetica Neue', sans-serif"/>
    <style:font-face style:name="Tahoma1" svg:font-family="Tahoma"/>
    <style:font-face style:name="inherit" svg:font-family="inherit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S</meta:editing-duration>
    <meta:editing-cycles>3</meta:editing-cycles>
    <meta:generator>LibreOffice/4.3.5.2$Windows_x86 LibreOffice_project/3a87456aaa6a95c63eea1c1b3201acedf0751bd5</meta:generator>
    <dc:date>2015-04-06T18:33:13.636000000</dc:date>
    <meta:document-statistic meta:table-count="0" meta:image-count="0" meta:object-count="0" meta:page-count="1" meta:paragraph-count="17" meta:word-count="157" meta:character-count="1054" meta:non-whitespace-character-count="881"/>
    <meta:user-defined meta:name="Info 1"/>
    <meta:user-defined meta:name="Info 2"/>
    <meta:user-defined meta:name="Info 3"/>
    <meta:user-defined meta:name="Info 4"/>
  </office:meta>
</office:document-meta>
</file>